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6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Capacity (GB)</text:p>
          </table:table-cell>
          <table:table-cell table:style-name="ce3" office:value-type="string" calcext:value-type="string">
            <text:p>Interface</text:p>
          </table:table-cell>
          <table:table-cell table:style-name="ce3" office:value-type="string" calcext:value-type="string">
            <text:p>Interface Version</text:p>
          </table:table-cell>
          <table:table-cell table:style-name="ce3" office:value-type="string" calcext:value-type="string">
            <text:p>Depth (mm)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Height (mm)</text:p>
          </table:table-cell>
          <table:table-cell table:style-name="ce3" office:value-type="string" calcext:value-type="string">
            <text:p>URL</text:p>
          </table:table-cell>
          <table:table-cell table:style-name="ce3" table:number-columns-repeated="1014"/>
        </table:table-row>
        <table:table-row table:style-name="ro1">
          <table:table-cell table:formula="of:=((1 - PRICE/60)*10 + (CAPACITY/128)*10)*(DEPTH &lt; 105)*(WIDTH &lt; 60)*(INTERFACE=&quot;USB&quot;)" office:value-type="float" office:value="10" calcext:value-type="float">
            <text:p>10.00</text:p>
          </table:table-cell>
          <table:table-cell office:value-type="string" calcext:value-type="string">
            <text:p>MyDigitalSSD 128GB OTG</text:p>
          </table:table-cell>
          <table:table-cell office:value-type="currency" office:currency="USD" office:value="60" calcext:value-type="currency">
            <text:p>$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87.122" calcext:value-type="float">
            <text:p>87.122</text:p>
          </table:table-cell>
          <table:table-cell office:value-type="float" office:value="48.006" calcext:value-type="float">
            <text:p>48.006</text:p>
          </table:table-cell>
          <table:table-cell office:value-type="float" office:value="9.906" calcext:value-type="float">
            <text:p>9.906</text:p>
          </table:table-cell>
          <table:table-cell office:value-type="string" calcext:value-type="string">
            <text:p>https://www.amazon.com/dp/B00EZ2FRU2/ref=twister_B00PB9BSIS?_encoding=UTF8&amp;psc=1</text:p>
          </table:table-cell>
          <table:table-cell table:number-columns-repeated="1014"/>
        </table:table-row>
        <table:table-row table:style-name="ro1">
          <table:table-cell table:formula="of:=((1 - PRICE/60)*10 + (CAPACITY/128)*10)*(DEPTH &lt; 105)*(WIDTH &lt; 60)*(INTERFACE=&quot;USB&quot;)" office:value-type="float" office:value="5.16666666666667" calcext:value-type="float">
            <text:p>5.17</text:p>
          </table:table-cell>
          <table:table-cell office:value-type="string" calcext:value-type="string">
            <text:p>Shadow Mini</text:p>
          </table:table-cell>
          <table:table-cell office:value-type="currency" office:currency="USD" office:value="89" calcext:value-type="currency">
            <text:p>$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101.6" calcext:value-type="float">
            <text:p>101.6</text:p>
          </table:table-cell>
          <table:table-cell office:value-type="float" office:value="58.42" calcext:value-type="float">
            <text:p>58.42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https://www.amazon.com/Shadow-trade-External-256GB-Portable/dp/B00J5UUBNW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APACITY" table:base-cell-address="$Sheet1.$D$1" table:cell-range-address="$Sheet1.$D$1:.$D$1048576"/>
        <table:named-range table:name="DEPTH" table:base-cell-address="$Sheet1.$F$1" table:cell-range-address="$Sheet1.$G$1:.$G$1048576"/>
        <table:named-range table:name="INTERFACE" table:base-cell-address="$Sheet1.$E$1" table:cell-range-address="$Sheet1.$E$1:.$E$1048576"/>
        <table:named-range table:name="PRICE" table:base-cell-address="$Sheet1.$C$1" table:cell-range-address="$Sheet1.$C$1:.$C$1048576"/>
        <table:named-range table:name="WIDTH" table:base-cell-address="$Sheet1.$G$1" table:cell-range-address="$Sheet1.$H$1:.$H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7-13T12:08:49.029252747</meta:creation-date>
    <dc:date>2016-07-13T12:39:53.428026209</dc:date>
    <dc:creator>chris </dc:creator>
    <meta:editing-duration>PT27M14S</meta:editing-duration>
    <meta:editing-cycles>8</meta:editing-cycles>
    <meta:generator>LibreOffice/4.2.8.2$Linux_X86_64 LibreOffice_project/420m0$Build-2</meta:generator>
    <meta:document-statistic meta:table-count="1" meta:cell-count="30" meta:object-count="0"/>
  </office:meta>
</office:document-meta>
</file>